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3e08"/>
    </style:style>
    <style:style style:name="P2" style:family="paragraph" style:parent-style-name="Standard">
      <style:text-properties officeooo:rsid="000c3e08" officeooo:paragraph-rsid="000c3e08"/>
    </style:style>
    <style:style style:name="P3" style:family="paragraph" style:parent-style-name="Standard">
      <style:text-properties officeooo:rsid="000d2cde" officeooo:paragraph-rsid="000d2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urageous</text:p>
      <text:p text:style-name="P2">grace unplungged</text:p>
      <text:p text:style-name="P2"/>
      <text:p text:style-name="P3">contexte malagasy</text:p>
      <text:p text:style-name="P3">sens à l’act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4:29:32.651699186</meta:creation-date>
    <dc:date>2019-05-25T11:39:41.332671926</dc:date>
    <meta:editing-duration>PT41M7S</meta:editing-duration>
    <meta:editing-cycles>2</meta:editing-cycles>
    <meta:generator>LibreOffice/6.2.3.2$Linux_X86_64 LibreOffice_project/20$Build-2</meta:generator>
    <meta:document-statistic meta:table-count="0" meta:image-count="0" meta:object-count="0" meta:page-count="1" meta:paragraph-count="4" meta:word-count="8" meta:character-count="58" meta:non-whitespace-character-count="54"/>
  </office:meta>
</office:document-meta>
</file>